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O-normal">
      <style:paragraph-properties fo:line-height="115%"/>
      <style:text-properties fo:font-size="11pt" officeooo:paragraph-rsid="0019196e" style:font-size-asian="11pt" style:font-size-complex="11pt"/>
    </style:style>
    <style:style style:name="P2" style:family="paragraph" style:parent-style-name="LO-normal">
      <style:text-properties fo:font-size="11pt" officeooo:paragraph-rsid="0019196e" style:font-size-asian="11pt" style:font-size-complex="11pt"/>
    </style:style>
    <style:style style:name="P3" style:family="paragraph" style:parent-style-name="LO-normal">
      <style:paragraph-properties fo:line-height="150%"/>
      <style:text-properties fo:font-size="12pt" fo:font-weight="bold" officeooo:paragraph-rsid="0019196e" style:font-size-asian="12pt" style:font-weight-asian="bold" style:font-size-complex="12pt" style:font-weight-complex="bold"/>
    </style:style>
    <style:style style:name="P4" style:family="paragraph" style:parent-style-name="LO-normal">
      <style:text-properties style:text-position="0% 100%" fo:font-size="11pt" officeooo:paragraph-rsid="0019196e" style:font-size-asian="11pt" style:font-size-complex="11pt"/>
    </style:style>
    <style:style style:name="P5" style:family="paragraph" style:parent-style-name="LO-normal">
      <style:text-properties officeooo:paragraph-rsid="0019196e"/>
    </style:style>
    <style:style style:name="P6" style:family="paragraph" style:parent-style-name="LO-normal">
      <style:paragraph-properties fo:line-height="150%"/>
      <style:text-properties officeooo:paragraph-rsid="0019196e"/>
    </style:style>
    <style:style style:name="P7" style:family="paragraph" style:parent-style-name="LO-normal">
      <style:paragraph-properties fo:margin-top="0.101cm" fo:margin-bottom="0.101cm" loext:contextual-spacing="false" fo:line-height="115%" fo:text-align="center" style:justify-single-word="false" fo:break-before="auto" fo:break-after="auto"/>
      <style:text-properties officeooo:paragraph-rsid="0019196e"/>
    </style:style>
    <style:style style:name="P8" style:family="paragraph" style:parent-style-name="LO-normal">
      <style:paragraph-properties fo:margin-top="0.101cm" fo:margin-bottom="0.101cm" loext:contextual-spacing="false" fo:text-align="start" style:justify-single-word="false">
        <style:tab-stops>
          <style:tab-stop style:position="0.714cm"/>
          <style:tab-stop style:position="1.111cm"/>
        </style:tab-stops>
      </style:paragraph-properties>
      <style:text-properties officeooo:paragraph-rsid="0019196e"/>
    </style:style>
    <style:style style:name="P9" style:family="paragraph" style:parent-style-name="LO-normal">
      <style:paragraph-properties fo:margin-top="0.101cm" fo:margin-bottom="0.101cm" loext:contextual-spacing="false" fo:text-align="start" style:justify-single-word="false">
        <style:tab-stops>
          <style:tab-stop style:position="0.714cm"/>
          <style:tab-stop style:position="1.111cm"/>
        </style:tab-stops>
      </style:paragraph-properties>
      <style:text-properties style:text-position="0% 100%" fo:font-size="11pt" officeooo:paragraph-rsid="0019196e" style:font-size-asian="11pt" style:font-size-complex="11pt"/>
    </style:style>
    <style:style style:name="P10" style:family="paragraph" style:parent-style-name="LO-normal">
      <style:paragraph-properties fo:text-align="center" style:justify-single-word="false" fo:break-before="auto" fo:break-after="auto"/>
      <style:text-properties style:text-position="0% 100%" fo:font-size="11pt" fo:font-weight="normal" officeooo:paragraph-rsid="0019196e" style:font-size-asian="11pt" style:font-weight-asian="normal" style:font-size-complex="11pt"/>
    </style:style>
    <style:style style:name="P11" style:family="paragraph" style:parent-style-name="LO-normal">
      <style:paragraph-properties fo:break-before="auto" fo:break-after="auto"/>
      <style:text-properties style:text-position="0% 100%" fo:font-size="11pt" officeooo:paragraph-rsid="0019196e" style:font-size-asian="11pt" style:font-size-complex="11pt"/>
    </style:style>
    <style:style style:name="P12" style:family="paragraph" style:parent-style-name="LO-normal">
      <style:paragraph-properties fo:line-height="150%" fo:text-align="center" style:justify-single-word="false" fo:break-before="auto" fo:break-after="auto"/>
      <style:text-properties style:text-position="0% 100%" fo:font-size="14pt" fo:font-weight="bold" officeooo:paragraph-rsid="0019196e" style:font-size-asian="14pt" style:font-weight-asian="bold" style:font-size-complex="14pt"/>
    </style:style>
    <style:style style:name="P13" style:family="paragraph" style:parent-style-name="LO-normal">
      <style:paragraph-properties fo:text-align="center" style:justify-single-word="false" fo:break-before="auto" fo:break-after="auto"/>
      <style:text-properties style:text-position="0% 100%" fo:font-size="14pt" fo:font-style="normal" style:text-underline-style="none" fo:font-weight="bold" officeooo:paragraph-rsid="0019196e" style:font-size-asian="14pt" style:font-style-asian="normal" style:font-weight-asian="bold" style:font-size-complex="14pt" style:font-style-complex="normal"/>
    </style:style>
    <style:style style:name="P14" style:family="paragraph" style:parent-style-name="LO-normal">
      <style:paragraph-properties fo:line-height="115%" fo:break-before="auto" fo:break-after="auto"/>
      <style:text-properties officeooo:paragraph-rsid="0019196e"/>
    </style:style>
    <style:style style:name="P15" style:family="paragraph" style:parent-style-name="LO-normal">
      <style:paragraph-properties fo:line-height="150%" fo:text-align="center" style:justify-single-word="false" fo:break-before="auto" fo:break-after="auto"/>
      <style:text-properties officeooo:paragraph-rsid="0019196e"/>
    </style:style>
    <style:style style:name="P16" style:family="paragraph" style:parent-style-name="LO-normal">
      <style:paragraph-properties fo:line-height="150%" fo:break-before="auto" fo:break-after="auto"/>
      <style:text-properties officeooo:paragraph-rsid="0019196e"/>
    </style:style>
    <style:style style:name="P17" style:family="paragraph" style:parent-style-name="LO-normal">
      <style:paragraph-properties fo:margin-top="0cm" fo:margin-bottom="0cm" loext:contextual-spacing="false" fo:line-height="150%" fo:text-align="center" style:justify-single-word="false"/>
      <style:text-properties fo:font-size="14pt" fo:font-weight="bold" officeooo:paragraph-rsid="0019196e" style:font-size-asian="14pt" style:font-weight-asian="bold" style:font-size-complex="14pt"/>
    </style:style>
    <style:style style:name="P18" style:family="paragraph" style:parent-style-name="LO-normal">
      <style:paragraph-properties fo:margin-top="0cm" fo:margin-bottom="0cm" loext:contextual-spacing="false" fo:line-height="115%"/>
      <style:text-properties fo:font-size="11pt" officeooo:paragraph-rsid="0019196e" style:font-size-asian="11pt" style:font-size-complex="11pt"/>
    </style:style>
    <style:style style:name="P19" style:family="paragraph" style:parent-style-name="LO-normal">
      <style:paragraph-properties fo:margin-left="1.27cm" fo:margin-right="0cm" fo:line-height="115%" fo:text-align="center" style:justify-single-word="false" fo:text-indent="-0.635cm" style:auto-text-indent="false"/>
      <style:text-properties style:text-position="0% 100%" fo:font-size="11pt" officeooo:paragraph-rsid="0019196e" style:font-size-asian="11pt" style:font-size-complex="11pt"/>
    </style:style>
    <style:style style:name="P20" style:family="paragraph" style:parent-style-name="LO-normal">
      <style:paragraph-properties fo:margin-left="1.905cm" fo:margin-right="0cm" fo:text-indent="0cm" style:auto-text-indent="false"/>
      <style:text-properties style:text-position="0% 100%" fo:font-size="11pt" officeooo:paragraph-rsid="0019196e" style:font-size-asian="11pt" style:font-size-complex="11pt"/>
    </style:style>
    <style:style style:name="P21" style:family="paragraph" style:parent-style-name="LO-normal">
      <style:paragraph-properties fo:margin-left="0cm" fo:margin-right="0cm" fo:margin-top="0.101cm" fo:margin-bottom="0.101cm" loext:contextual-spacing="false" fo:text-align="start" style:justify-single-word="false" fo:text-indent="0cm" style:auto-text-indent="false">
        <style:tab-stops>
          <style:tab-stop style:position="0.714cm"/>
          <style:tab-stop style:position="1.111cm"/>
        </style:tab-stops>
      </style:paragraph-properties>
      <style:text-properties officeooo:paragraph-rsid="0019196e"/>
    </style:style>
    <style:style style:name="P22" style:family="paragraph" style:parent-style-name="LO-normal">
      <style:paragraph-properties fo:margin-left="0cm" fo:margin-right="0cm" fo:margin-top="0.101cm" fo:margin-bottom="0.101cm" loext:contextual-spacing="false" fo:text-align="start" style:justify-single-word="false" fo:text-indent="0cm" style:auto-text-indent="false">
        <style:tab-stops>
          <style:tab-stop style:position="0.714cm"/>
          <style:tab-stop style:position="1.111cm"/>
        </style:tab-stops>
      </style:paragraph-properties>
      <style:text-properties style:text-position="0% 100%" fo:font-size="11pt" officeooo:paragraph-rsid="0019196e" style:font-size-asian="11pt" style:font-size-complex="11pt"/>
    </style:style>
    <style:style style:name="P23" style:family="paragraph" style:parent-style-name="Standard">
      <style:paragraph-properties fo:line-height="150%" fo:text-align="center" style:justify-single-word="false"/>
      <style:text-properties style:text-position="0% 100%" fo:font-size="14pt" fo:font-weight="bold" officeooo:paragraph-rsid="0019196e" style:font-size-asian="14pt" style:font-weight-asian="bold" style:font-size-complex="14pt"/>
    </style:style>
    <style:style style:name="P24" style:family="paragraph" style:parent-style-name="LO-normal" style:master-page-name="Standard">
      <style:paragraph-properties fo:margin-top="0.101cm" fo:margin-bottom="0.101cm" loext:contextual-spacing="false" fo:line-height="115%" fo:text-align="center" style:justify-single-word="false" style:page-number="1" fo:break-before="auto" fo:break-after="auto" fo:padding-left="0cm" fo:padding-right="0cm" fo:padding-top="0cm" fo:padding-bottom="0.035cm" fo:border-left="none" fo:border-right="none" fo:border-top="none" fo:border-bottom="0.51pt solid #000000"/>
      <style:text-properties style:text-position="0% 100%" fo:font-size="16pt" fo:font-weight="bold" officeooo:paragraph-rsid="0019196e" style:font-size-asian="16pt" style:font-weight-asian="bold" style:font-size-complex="16pt"/>
    </style:style>
    <style:style style:name="P25" style:family="paragraph" style:parent-style-name="LO-normal" style:list-style-name="WWNum2">
      <style:paragraph-properties fo:margin-left="1.27cm" fo:margin-right="0cm" fo:line-height="115%" fo:text-indent="-0.635cm" style:auto-text-indent="false" fo:break-before="auto" fo:break-after="auto"/>
      <style:text-properties style:text-position="0% 100%" fo:font-size="11pt" officeooo:paragraph-rsid="0019196e" style:font-size-asian="11pt" style:font-size-complex="11pt"/>
    </style:style>
    <style:style style:name="P26" style:family="paragraph" style:parent-style-name="LO-normal" style:list-style-name="WWNum1">
      <style:paragraph-properties fo:margin-left="1.27cm" fo:margin-right="0cm" fo:line-height="115%" fo:text-indent="-0.635cm" style:auto-text-indent="false" fo:break-before="auto" fo:break-after="auto"/>
      <style:text-properties style:text-position="0% 100%" fo:font-size="11pt" officeooo:paragraph-rsid="0019196e" style:font-size-asian="11pt" style:font-size-complex="11pt"/>
    </style:style>
    <style:style style:name="P27" style:family="paragraph" style:parent-style-name="LO-normal" style:list-style-name="WWNum3">
      <style:paragraph-properties fo:margin-left="1.27cm" fo:margin-right="0cm" fo:line-height="150%" fo:text-indent="-0.635cm" style:auto-text-indent="false" fo:break-before="auto" fo:break-after="auto"/>
      <style:text-properties style:text-position="0% 100%" fo:font-size="11pt" officeooo:paragraph-rsid="0019196e" style:font-size-asian="11pt" style:font-size-complex="11pt"/>
    </style:style>
    <style:style style:name="P28" style:family="paragraph" style:parent-style-name="LO-normal" style:list-style-name="WWNum2">
      <style:paragraph-properties fo:margin-left="1.27cm" fo:margin-right="0cm" fo:line-height="115%" fo:text-indent="-0.635cm" style:auto-text-indent="false"/>
      <style:text-properties style:text-position="0% 100%" fo:font-size="11pt" officeooo:paragraph-rsid="0019196e" style:font-size-asian="11pt" style:font-size-complex="11pt"/>
    </style:style>
    <style:style style:name="P29" style:family="paragraph" style:parent-style-name="LO-normal" style:list-style-name="WWNum1">
      <style:paragraph-properties fo:margin-left="1.27cm" fo:margin-right="0cm" fo:line-height="115%" fo:text-indent="-0.635cm" style:auto-text-indent="false"/>
      <style:text-properties style:text-position="0% 100%" fo:font-size="11pt" officeooo:paragraph-rsid="0019196e" style:font-size-asian="11pt" style:font-size-complex="11pt"/>
    </style:style>
    <style:style style:name="P30" style:family="paragraph" style:parent-style-name="LO-normal" style:list-style-name="WWNum2">
      <style:paragraph-properties fo:margin-left="1.27cm" fo:margin-right="0cm" fo:line-height="115%" fo:text-indent="-0.635cm" style:auto-text-indent="false"/>
      <style:text-properties officeooo:paragraph-rsid="0019196e"/>
    </style:style>
    <style:style style:name="P31" style:family="paragraph" style:parent-style-name="LO-normal" style:list-style-name="WWNum2">
      <style:paragraph-properties fo:margin-left="0cm" fo:margin-right="0cm" fo:line-height="115%" fo:text-indent="0cm" style:auto-text-indent="false"/>
      <style:text-properties style:text-position="0% 100%" fo:font-size="11pt" officeooo:paragraph-rsid="0019196e" style:font-size-asian="11pt" style:font-size-complex="11pt"/>
    </style:style>
    <style:style style:name="P32" style:family="paragraph" style:parent-style-name="Text_20_body" style:list-style-name="WWNum3">
      <style:paragraph-properties fo:line-height="100%"/>
      <style:text-properties officeooo:paragraph-rsid="0019196e"/>
    </style:style>
    <style:style style:name="T1" style:family="text">
      <style:text-properties fo:color="#000000" style:text-position="0% 100%" fo:font-size="13pt" style:font-size-asian="13pt" style:font-size-complex="13pt"/>
    </style:style>
    <style:style style:name="T2" style:family="text">
      <style:text-properties fo:color="#000000" style:text-position="0% 100%" fo:font-size="13pt" officeooo:rsid="000e7aa5" style:font-size-asian="13pt" style:font-size-complex="13pt"/>
    </style:style>
    <style:style style:name="T3" style:family="text">
      <style:text-properties fo:color="#000000" style:text-position="0% 100%" fo:font-size="13pt" officeooo:rsid="0019196e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9196e" style:font-size-asian="13pt" style:font-size-complex="13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text-position="0% 100%" fo:font-size="11pt" fo:font-weight="bold" style:font-size-asian="11pt" style:font-weight-asian="bold" style:font-size-complex="11pt"/>
    </style:style>
    <style:style style:name="T11" style:family="text">
      <style:text-properties style:text-position="0% 100%" fo:font-size="11pt" fo:font-weight="bold" style:font-size-asian="11pt" style:font-weight-asian="bold" style:font-size-complex="11pt" style:font-weight-complex="bold"/>
    </style:style>
    <style:style style:name="T12" style:family="text">
      <style:text-properties style:text-position="0% 100%" fo:font-size="11pt" fo:font-weight="bold" officeooo:rsid="0019196e" style:font-size-asian="11pt" style:font-weight-asian="bold" style:font-size-complex="11pt"/>
    </style:style>
    <style:style style:name="T13" style:family="text">
      <style:text-properties style:text-position="0% 100%" fo:font-size="11pt" style:font-size-asian="11pt" style:font-size-complex="11pt"/>
    </style:style>
    <style:style style:name="T14" style:family="text">
      <style:text-properties style:text-position="0% 100%" fo:font-size="11pt" officeooo:rsid="0019196e" style:font-size-asian="11pt" style:font-size-complex="11pt"/>
    </style:style>
    <style:style style:name="T15" style:family="text">
      <style:text-properties style:text-position="0% 100%" fo:font-size="11pt" officeooo:rsid="00207a51" style:font-size-asian="11pt" style:font-size-complex="11pt"/>
    </style:style>
    <style:style style:name="T16" style:family="text">
      <style:text-properties style:text-position="0% 100%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text-position="0% 100%" fo:font-size="12pt" fo:font-weight="bold" style:font-size-asian="12pt" style:font-weight-asian="bold" style:font-size-complex="12pt"/>
    </style:style>
    <style:style style:name="T18" style:family="text">
      <style:text-properties style:text-position="0% 100%" fo:font-size="12pt" style:font-size-asian="12pt" style:font-size-complex="12pt"/>
    </style:style>
    <style:style style:name="T19" style:family="text">
      <style:text-properties style:text-position="super 58%"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346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ohammad Abukahfa</text:p>
      <text:p text:style-name="P7"><text:span text:style-name="T1"><text:s text:c="6"/>D</text:span><text:span text:style-name="T2">elhi</text:span><text:span text:style-name="T1">, </text:span><text:span text:style-name="T2">India</text:span><text:span text:style-name="T1"> • </text:span><text:a xlink:type="simple" xlink:href="mailto:mkgour504@gmail.com" text:style-name="Internet_20_link" text:visited-style-name="Visited_20_Internet_20_Link">mkgour504@</text:a><text:a xlink:type="simple" xlink:href="mailto:mkgour504@gmail.com" text:style-name="Internet_20_link" text:visited-style-name="Visited_20_Internet_20_Link"><text:span text:style-name="T4">gmail.</text:span></text:a><text:a xlink:type="simple" xlink:href="mailto:mkgour504@gmail.com" text:style-name="Internet_20_link" text:visited-style-name="Visited_20_Internet_20_Link"><text:span text:style-name="T5">com</text:span></text:a><text:span text:style-name="T5"> </text:span><text:span text:style-name="T1">• +918439303637</text:span></text:p>
      <text:p text:style-name="P10"/>
      <text:p text:style-name="P17">Professional Summary </text:p>
      <text:p text:style-name="P18">Experienced Python Developer with a strong background in software development, design, and debugging, supported by a Bachelor's in Computer Applications. Proficient in leveraging Python's adaptability for building innovative solutions across diverse domains. Committed to continuous learning and applying modern technologies to deliver innovative solutions.</text:p>
      <text:p text:style-name="P2"/>
      <text:p text:style-name="P3">TECHNICAL SKILLS:</text:p>
      <text:list xml:id="list2991697362" text:style-name="WWNum3">
        <text:list-item>
          <text:p text:style-name="P32"><text:span text:style-name="Strong_20_Emphasis"><text:span text:style-name="T6">Programming Languages:</text:span></text:span><text:span text:style-name="T6"> Python, SQL, C</text:span></text:p>
        </text:list-item>
        <text:list-item>
          <text:p text:style-name="P32"><text:span text:style-name="Strong_20_Emphasis">Frameworks:</text:span> Django, FastAPI, NinjaAPI, <text:span text:style-name="T22">Flask</text:span></text:p>
        </text:list-item>
        <text:list-item>
          <text:p text:style-name="P32"><text:span text:style-name="Strong_20_Emphasis">Libraries:</text:span> Pandas, NumPy, SQLAlchemy, Requests, Pytest</text:p>
        </text:list-item>
        <text:list-item>
          <text:p text:style-name="P32"><text:span text:style-name="Strong_20_Emphasis">Databases:</text:span> MySQL, PostgreSQL</text:p>
        </text:list-item>
        <text:list-item>
          <text:p text:style-name="P32"><text:span text:style-name="Strong_20_Emphasis">Tools &amp; Technologies:</text:span> Microservices, Git, VS Code, Azure, REST APIs, JSON</text:p>
        </text:list-item>
        <text:list-item>
          <text:p text:style-name="P32"><text:span text:style-name="Strong_20_Emphasis"><text:span text:style-name="T6">Other Skills:</text:span></text:span><text:span text:style-name="T8"> </text:span><text:span text:style-name="T9">API Development, Debugging, Troubleshooting, Agile Methodologies</text:span></text:p>
        </text:list-item>
      </text:list>
      <text:p text:style-name="P1"/>
      <text:p text:style-name="P11"/>
      <text:p text:style-name="P12">Experience</text:p>
      <text:p text:style-name="P14"><text:span text:style-name="T10">IN2IT TECHNOLOGY</text:span><text:span text:style-name="T13"><text:tab/><text:tab/><text:tab/><text:tab/><text:tab/><text:tab/> <text:s text:c="10"/><text:tab/> <text:s text:c="24"/>Noida, India</text:span></text:p>
      <text:p text:style-name="P14"><text:span text:style-name="T10">Python Developer<text:tab/><text:tab/><text:tab/></text:span><text:span text:style-name="T13"> <text:tab/><text:tab/><text:tab/><text:tab/><text:tab/> <text:s text:c="11"/>Sep 2022 – </text:span><text:span text:style-name="T15">Jan 2024</text:span></text:p>
      <text:list xml:id="list4286717950" text:style-name="WWNum2">
        <text:list-item>
          <text:p text:style-name="P25">Worked as an API developer using the Django framework and FastAPI, implementing various approaches for API validation and response masking.</text:p>
        </text:list-item>
        <text:list-item>
          <text:p text:style-name="P28">Collaborated with cross-functional teams to design and deploy a web application leveraging Python and Django.</text:p>
        </text:list-item>
        <text:list-item>
          <text:p text:style-name="P28">Integrated third-party APIs and services to extend application functionality and meet project requirements.</text:p>
        </text:list-item>
        <text:list-item>
          <text:p text:style-name="P28">Developed unit tests and performed debugging to ensure application stability and maintain code quality.</text:p>
        </text:list-item>
        <text:list-item>
          <text:p text:style-name="P28">Designed and executed database schemas to support scalable data storage and efficient querying for web applications.</text:p>
        </text:list-item>
        <text:list-item>
          <text:p text:style-name="P28">Designed and optimized <text:span text:style-name="Strong_20_Emphasis"><text:span text:style-name="T21">real-time monitoring capabilities</text:span></text:span> for enterprise-wide user tracking.</text:p>
        </text:list-item>
        <text:list-item>
          <text:p text:style-name="P28">Ensured <text:span text:style-name="Strong_20_Emphasis"><text:span text:style-name="T21">platform</text:span></text:span><text:span text:style-name="Strong_20_Emphasis"> </text:span><text:span text:style-name="Strong_20_Emphasis"><text:span text:style-name="T21">independence</text:span></text:span> in <text:span text:style-name="Strong_20_Emphasis"><text:span text:style-name="T21">Prowatch</text:span></text:span>, making it adaptable across multiple operating systems.</text:p>
        </text:list-item>
      </text:list>
      <text:p text:style-name="P19"/>
      <text:p text:style-name="P14"><text:span text:style-name="T10">ED Grow</text:span><text:span text:style-name="T13"><text:tab/><text:tab/><text:tab/><text:tab/><text:tab/><text:tab/> <text:s text:c="10"/><text:tab/> <text:s text:c="47"/>Noida, India</text:span></text:p>
      <text:p text:style-name="P16"><text:span text:style-name="T10">Data Analyst </text:span><text:span text:style-name="T12">Intern</text:span><text:span text:style-name="T10"><text:tab/><text:tab/></text:span><text:span text:style-name="T13"> <text:tab/><text:tab/><text:tab/><text:tab/> <text:s text:c="33"/></text:span><text:span text:style-name="T14">Mar</text:span><text:span text:style-name="T13"> 202</text:span><text:span text:style-name="T14">2</text:span><text:span text:style-name="T13"> – Aug 2022</text:span></text:p>
      <text:list xml:id="list1850482261" text:style-name="WWNum1">
        <text:list-item>
          <text:p text:style-name="P26">Conducted comprehensive data cleaning and preprocessing, ensuring datasets were error-free, consistent, and ready for analysis.</text:p>
        </text:list-item>
        <text:list-item>
          <text:p text:style-name="P29">Applied statistical methods to identify patterns, trends, and anomalies in large datasets, enabling actionable insights for decision-making.</text:p>
        </text:list-item>
        <text:list-item>
          <text:p text:style-name="P29">Automated routine data preparation tasks, improving efficiency and reducing processing time using Python-based solutions.</text:p>
        </text:list-item>
        <text:list-item>
          <text:p text:style-name="P29">Managed large datasets efficiently using Python libraries such as Pandas and NumPy, and created detailed visualizations with Matplotlib and Seaborn to present insights clearly.</text:p>
        </text:list-item>
        <text:list-item>
          <text:p text:style-name="P29"><text:soft-page-break/>Collaborated with cross-functional teams to understand business objectives and tailor data analysis to meet specific needs.</text:p>
        </text:list-item>
      </text:list>
      <text:p text:style-name="P11"/>
      <text:p text:style-name="P13">Projects</text:p>
      <text:p text:style-name="P11"><text:tab/><text:tab/><text:tab/><text:tab/><text:tab/><text:tab/> <text:s text:c="10"/><text:tab/> <text:s text:c="28"/></text:p>
      <text:p text:style-name="P16"><text:span text:style-name="T10"><text:s/></text:span><text:span text:style-name="T17">Iprovision - Network Automation Tool</text:span></text:p>
      <text:list xml:id="list11947329369868" text:continue-list="list4286717950" text:style-name="WWNum2">
        <text:list-item>
          <text:p text:style-name="P25">Designed and implemented a web-based application for automating network device configurations using Python, Django, and FastAPI.</text:p>
        </text:list-item>
        <text:list-item>
          <text:p text:style-name="P25">Automated network device provisioning, configuration, and policy management using SSH, NETCONF, and SNMP, cutting configuration time by 40% and significantly reducing human errors.</text:p>
        </text:list-item>
        <text:list-item>
          <text:p text:style-name="P28">Developed and maintained backend APIs using Django and FastAPI to support seamless communication between automation tools and network devices.</text:p>
        </text:list-item>
        <text:list-item>
          <text:p text:style-name="P25">Collaborated with network engineers to ensure smooth integration of automation workflows with existing network setups.</text:p>
        </text:list-item>
        <text:list-item>
          <text:p text:style-name="P28">Conducted user training sessions and created documentation to assist teams in effectively utilizing the automation tool.</text:p>
        </text:list-item>
      </text:list>
      <text:p text:style-name="P20"/>
      <text:p text:style-name="P6"><text:span text:style-name="T17">Prowatch – User Activity Monitoring System</text:span><text:span text:style-name="T18"><text:tab/></text:span><text:span text:style-name="T13"><text:tab/><text:tab/><text:tab/><text:tab/> <text:s text:c="10"/><text:tab/> <text:s text:c="10"/></text:span></text:p>
      <text:list xml:id="list11946420785962" text:continue-numbering="true" text:style-name="WWNum2">
        <text:list-item>
          <text:p text:style-name="P28">Developed a <text:span text:style-name="Strong_20_Emphasis"><text:span text:style-name="T21">cross-platform user activity monitoring system</text:span></text:span> to track active hours, search history, software usage, and device location.</text:p>
        </text:list-item>
        <text:list-item>
          <text:p text:style-name="P30">Implemented <text:span text:style-name="Strong_20_Emphasis"><text:span text:style-name="T21">data encryption and decryption</text:span></text:span> mechanisms to ensure secure data handling.</text:p>
        </text:list-item>
        <text:list-item>
          <text:p text:style-name="P28">Designed and optimized the system for <text:span text:style-name="Strong_20_Emphasis"><text:span text:style-name="T21">real-time monitoring</text:span></text:span> in organizational environments.</text:p>
        </text:list-item>
        <text:list-item>
          <text:p text:style-name="P28">Enabled <text:span text:style-name="Strong_20_Emphasis"><text:span text:style-name="T21">centralized tracking</text:span></text:span> of user activities across multiple devices within an enterprise.</text:p>
        </text:list-item>
        <text:list-item>
          <text:p text:style-name="P28">Ensured seamless <text:span text:style-name="Strong_20_Emphasis"><text:span text:style-name="T21">platform</text:span></text:span><text:span text:style-name="Strong_20_Emphasis"> </text:span><text:span text:style-name="Strong_20_Emphasis"><text:span text:style-name="T21">independence</text:span></text:span>, making it adaptable across different operating systems.</text:p>
          <text:p text:style-name="P31"/>
        </text:list-item>
      </text:list>
      <text:p text:style-name="P23">Education</text:p>
      <text:p text:style-name="P8"><text:span text:style-name="T13">● <text:s/></text:span><text:span text:style-name="T11">Bachelor’s of Computer Application (BCA) <text:s text:c="78"/>2018-2021 <text:s text:c="2"/></text:span></text:p>
      <text:p text:style-name="P9"><text:s text:c="6"/>CCS University Meerut</text:p>
      <text:p text:style-name="P8"><text:span text:style-name="T13">●</text:span><text:span text:style-name="T11"> Intermediate (12</text:span><text:span text:style-name="T19">th</text:span><text:span text:style-name="T11">) <text:s text:c="121"/>2017-2018</text:span></text:p>
      <text:p text:style-name="P8"><text:span text:style-name="T11"><text:s text:c="6"/>J</text:span><text:span text:style-name="T16">anta inter college muzaffarnagar</text:span></text:p>
      <text:p text:style-name="P8"><text:span text:style-name="T13">● </text:span><text:span text:style-name="T11">Secondary School Certification (10</text:span><text:span text:style-name="T19">th</text:span><text:span text:style-name="T11">) <text:s text:c="90"/>2015-2016</text:span></text:p>
      <text:p text:style-name="P21"><text:span text:style-name="T11"><text:s text:c="6"/></text:span><text:span text:style-name="T16">Galaxy Convent School Rohana</text:span></text:p>
      <text:p text:style-name="P22"/>
      <text:p text:style-name="P4"/>
      <text:p text:style-name="P15"><text:span text:style-name="T7"><text:s text:c="41"/></text:span><text:span text:style-name="T20">Certifications/Courses</text:span><text:span text:style-name="T13"><text:tab/><text:tab/> </text:span></text:p>
      <text:list xml:id="list11947031477930" text:continue-list="list2991697362" text:style-name="WWNum3">
        <text:list-item>
          <text:p text:style-name="P27">Complete Python 6 months Training Certification from Q Spider Noida</text:p>
        </text:list-item>
        <text:list-item>
          <text:p text:style-name="P27">Web Designing and Publishing Assistant Conducted by AYES Infotech PVT LTD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Noto Sans Symbols1" style:font-family-complex="'Noto Sans Symbols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6T20:46:21.865030978</meta:creation-date>
    <dc:date>2025-02-06T01:13:52.044548195</dc:date>
    <meta:editing-duration>PT30M21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547" meta:character-count="4650" meta:non-whitespace-character-count="3577"/>
  </office:meta>
</office:document-meta>
</file>